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0.9cm" style:rel-column-width="3276*"/>
    </style:style>
    <style:style style:name="Tableau1.T" style:family="table-column">
      <style:table-column-properties style:column-width="0.905cm" style:rel-column-width="3291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T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T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0.998cm" style:rel-column-width="3637*"/>
    </style:style>
    <style:style style:name="Tableau2.C" style:family="table-column">
      <style:table-column-properties style:column-width="1cm" style:rel-column-width="3644*"/>
    </style:style>
    <style:style style:name="Tableau2.R" style:family="table-column">
      <style:table-column-properties style:column-width="1.005cm" style:rel-column-width="365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F1" style:family="table-cell">
      <style:table-cell-properties fo:padding="0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Calibri" fo:font-size="25pt" style:text-underline-style="none" style:font-size-asian="25pt" style:font-size-complex="25pt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officeooo:rsid="001d1923" officeooo:paragraph-rsid="001d1923" style:font-size-asian="12pt" style:font-size-complex="12pt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style:font-size-asian="12pt" style:font-size-complex="12pt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4" style:family="paragraph" style:parent-style-name="Standard" style:list-style-name="L3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5" style:family="paragraph" style:parent-style-name="Standard" style:list-style-name="L4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6" style:family="paragraph" style:parent-style-name="Standard" style:list-style-name="L5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7" style:family="paragraph" style:parent-style-name="Standard" style:list-style-name="L6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8" style:family="paragraph" style:parent-style-name="Standard" style:list-style-name="L7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19" style:family="paragraph" style:parent-style-name="Standard" style:list-style-name="L9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20" style:family="paragraph" style:parent-style-name="Standard" style:list-style-name="L11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21" style:family="paragraph" style:parent-style-name="Standard" style:list-style-name="L12">
      <style:paragraph-properties fo:line-height="115%" fo:text-align="justify" style:justify-single-word="false"/>
      <style:text-properties style:font-name="Calibri" fo:font-size="12pt" style:text-underline-style="none" style:font-size-asian="12pt" style:font-size-complex="12pt"/>
    </style:style>
    <style:style style:name="P22" style:family="paragraph" style:parent-style-name="Standard" style:list-style-name="L8">
      <style:paragraph-properties fo:line-height="115%" fo:text-align="justify" style:justify-single-word="false"/>
      <style:text-properties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23" style:family="paragraph" style:parent-style-name="Standard" style:list-style-name="L10">
      <style:paragraph-properties fo:line-height="115%" fo:text-align="justify" style:justify-single-word="false"/>
      <style:text-properties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font-name="Calibri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3">
      <style:paragraph-properties fo:line-height="115%" fo:text-align="justify" style:justify-single-word="false"/>
      <style:text-properties style:font-name="Calibri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15%" fo:text-align="justify" style:justify-single-word="false"/>
    </style:style>
    <style:style style:name="P27" style:family="paragraph" style:parent-style-name="Standard" style:list-style-name="L2">
      <style:paragraph-properties fo:line-height="115%" fo:text-align="justify" style:justify-single-word="false" fo:break-before="page"/>
      <style:text-properties style:font-name="Calibri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Calibri" fo:font-size="12pt" style:text-underline-style="none" fo:font-weight="normal" officeooo:rsid="001d1923" style:font-size-asian="12pt" style:font-weight-asian="normal" style:font-size-complex="12pt" style:font-weight-complex="normal"/>
    </style:style>
    <style:style style:name="T3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font-name="Calibri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1923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d19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À la découverte de Paris...</text:p>
      <text:p text:style-name="P2">Aujourd'hui, nous allons faire un voyage à Paris !</text:p>
      <text:list xml:id="list4057656460" text:style-name="L1">
        <text:list-item>
          <text:p text:style-name="P12">Es-tu déjà allé.e à Paris ?</text:p>
        </text:list-item>
        <text:list-item>
          <text:p text:style-name="P12">Si oui, qu'as-tu visité ?</text:p>
        </text:list-item>
        <text:list-item>
          <text:p text:style-name="P13">Si non, voudrais-tu y aller ?</text:p>
        </text:list-item>
      </text:list>
      <text:p text:style-name="P2"/>
      <text:list xml:id="list2779162955" text:style-name="L2">
        <text:list-item>
          <text:p text:style-name="P24">Quel endroit voudrais-tu visiter à Paris ? A Paris, je voudrais visiter...</text:p>
        </text:list-item>
      </text:list>
      <text:list xml:id="list3991962917" text:style-name="L3">
        <text:list-item>
          <text:p text:style-name="P14"><text:span text:style-name="T8">Le Louvre :</text:span> une œuvre d'art qui se trouve au Louvre : <text:span text:style-name="T7"><text:tab/><text:tab/><text:tab/><text:tab/><text:tab/><text:tab/></text:span></text:p>
        </text:list-item>
      </text:list>
      <text:list xml:id="list2072926547" text:style-name="L4">
        <text:list-item>
          <text:p text:style-name="P15"><text:span text:style-name="T8">Le Musée National d'Histoire Naturelle :</text:span> deux choses que l'on peut voir dans le musée : <text:span text:style-name="T7"><text:tab/><text:tab/><text:tab/><text:tab/><text:tab/><text:tab/><text:tab/><text:tab/><text:tab/><text:tab/><text:tab/><text:tab/><text:tab/><text:tab/></text:span></text:p>
        </text:list-item>
      </text:list>
      <text:list xml:id="list649485646" text:style-name="L5">
        <text:list-item>
          <text:p text:style-name="P16"><text:span text:style-name="T8">Le Musée d'Orsay :</text:span> un artiste qui se trouve dans le musée : <text:span text:style-name="T7"><text:tab/><text:tab/><text:tab/><text:tab/><text:tab/></text:span></text:p>
        </text:list-item>
      </text:list>
      <text:list xml:id="list3723876033" text:style-name="L6">
        <text:list-item>
          <text:p text:style-name="P17"><text:span text:style-name="T8">L'Arche de la défense :</text:span> où se trouve ce monument : <text:span text:style-name="T7"><text:tab/><text:tab/><text:tab/><text:tab/><text:tab/><text:tab/></text:span></text:p>
        </text:list-item>
      </text:list>
      <text:p text:style-name="P3"><text:tab/><text:span text:style-name="T7"><text:tab/><text:tab/><text:tab/><text:tab/><text:tab/><text:tab/><text:tab/><text:tab/><text:tab/><text:tab/><text:tab/><text:tab/><text:tab/></text:span></text:p>
      <text:list xml:id="list1553064242" text:style-name="L7">
        <text:list-item>
          <text:p text:style-name="P18"><text:span text:style-name="T8">Les Champs Élysées :</text:span> un événement qui se déroule sur l'avenue : <text:span text:style-name="T7"><text:tab/><text:tab/><text:tab/><text:tab/><text:tab/></text:span></text:p>
        </text:list-item>
        <text:list-item>
          <text:p text:style-name="P18"><text:span text:style-name="T8">L'Arc de Triomphe :</text:span> qu'est-ce qu'il y a sous le monument : <text:span text:style-name="T7"><text:tab/><text:tab/><text:tab/><text:tab/><text:tab/><text:tab/></text:span></text:p>
        </text:list-item>
      </text:list>
      <text:list xml:id="list2482395450" text:style-name="L8">
        <text:list-item>
          <text:p text:style-name="P22"><text:span text:style-name="T8">Le Palais de l’Élysée :</text:span> qui vit dans le Palais de l’Élysée : <text:span text:style-name="T7"><text:tab/><text:tab/><text:tab/><text:tab/><text:tab/><text:tab/></text:span></text:p>
        </text:list-item>
      </text:list>
      <text:list xml:id="list1440446231" text:style-name="L9">
        <text:list-item>
          <text:p text:style-name="P19"><text:span text:style-name="T8">La place de la Concorde :</text:span> elle marque le début de quelle avenue : <text:span text:style-name="T7"><text:tab/><text:tab/><text:tab/><text:tab/></text:span></text:p>
        </text:list-item>
      </text:list>
      <text:list xml:id="list4230769628" text:style-name="L10">
        <text:list-item>
          <text:p text:style-name="P23"><text:span text:style-name="T8">Notre Dame de Paris :</text:span> le livre qui parle de ce monument : <text:span text:style-name="T7"><text:tab/><text:tab/><text:tab/><text:tab/><text:tab/><text:tab/></text:span></text:p>
        </text:list-item>
      </text:list>
      <text:list xml:id="list2214866903" text:style-name="L11">
        <text:list-item>
          <text:p text:style-name="P20"><text:span text:style-name="T8">La tour Eiffel :</text:span> quelle est la hauteur de la tour Eiffel : <text:span text:style-name="T7"><text:tab/><text:tab/><text:tab/><text:tab/><text:tab/><text:tab/></text:span></text:p>
        </text:list-item>
      </text:list>
      <text:list xml:id="list4291830314" text:style-name="L12">
        <text:list-item>
          <text:p text:style-name="P21"><text:span text:style-name="T8">Le jardin des Tuileries :</text:span> qui a construit ce jardin : <text:span text:style-name="T7"><text:tab/><text:tab/><text:tab/><text:tab/><text:tab/><text:tab/><text:tab/></text:span></text:p>
        </text:list-item>
        <text:list-item>
          <text:p text:style-name="P21"><text:span text:style-name="T8">Le Panthéon :</text:span> que rappelle le Panthéon : <text:span text:style-name="T7"><text:tab/><text:tab/><text:tab/><text:tab/><text:tab/><text:tab/><text:tab/><text:tab/></text:span></text:p>
        </text:list-item>
        <text:list-item>
          <text:p text:style-name="P21"><text:span text:style-name="T8">Les Catacombes de Paris :</text:span> qu'est-ce qu'il y a dans les catacombes : <text:span text:style-name="T7"><text:tab/><text:tab/><text:tab/><text:tab/></text:span></text:p>
        </text:list-item>
        <text:list-item>
          <text:p text:style-name="P21"><text:span text:style-name="T8">Le centre Georges Pompidou :</text:span> qu'est-ce qu'il y a dans cette institution : <text:span text:style-name="T7"><text:tab/><text:tab/><text:tab/><text:tab/></text:span></text:p>
        </text:list-item>
      </text:list>
      <text:p text:style-name="P3"><text:tab/><text:span text:style-name="T7"><text:tab/><text:tab/><text:tab/><text:tab/><text:tab/><text:tab/><text:tab/><text:tab/><text:tab/><text:tab/><text:tab/><text:tab/><text:tab/></text:span></text:p>
      <text:p text:style-name="P5"/>
      <text:list xml:id="list133717048525462" text:continue-list="list2779162955" text:style-name="L2">
        <text:list-item>
          <text:p text:style-name="P24">Le vocabulaire</text:p>
        </text:list-item>
      </text:list>
      <text:p text:style-name="P8"><text:span text:style-name="T3">Impressionnant: </text:span><text:span text:style-name="T1">c'est quelque chose de très remarquable, qui </text:span><text:span text:style-name="T2">donne</text:span><text:span text:style-name="T1"> une forte impression.</text:span></text:p>
      <text:p text:style-name="P8"><text:span text:style-name="T3">Météorite :</text:span><text:span text:style-name="T1"> c'est un bloc de roche qui vient de l'espace et qui </text:span><text:span text:style-name="T2">touche</text:span><text:span text:style-name="T1"> parfois la terre.</text:span></text:p>
      <text:p text:style-name="P6">Minéraux :<text:span text:style-name="T5"> les roches et les métaux </text:span><text:span text:style-name="T6">(un métal)</text:span><text:span text:style-name="T5"> sont des minéraux.</text:span></text:p>
      <text:p text:style-name="P6">Reptile :<text:span text:style-name="T5"> ce sont des animaux vertébrés (das Wirbeltier) avec le corps recouvert d'écailles et qui se déplace en rampant (par exemple les serpents, les crocodiles, les tortues, les lézards...)</text:span></text:p>
      <text:p text:style-name="P6">Minéralogie : <text:span text:style-name="T5">c'est une science qui étudie les minéraux.</text:span></text:p>
      <text:p text:style-name="P6">Géologie : <text:span text:style-name="T5">c'est une science qui étudie la formation et la composition du sol.</text:span></text:p>
      <text:p text:style-name="P6">Impressionniste : <text:span text:style-name="T5">c'est un mouvement artistique (eine künstlerische Strömung)</text:span></text:p>
      <text:p text:style-name="P6">Symbolique : <text:span text:style-name="T5">c'est quelque chose qui sert de symbole, qui représente une idée (par exemple : le drapeau est le symbole de la patrie (la patrie = die Heimat))</text:span></text:p>
      <text:p text:style-name="P6">Journée du patrimoine : <text:span text:style-name="T5">ces journées permettent de découvrir des monuments historiques qui sont souvent interdit au public (comme le palais de l’Élysée)</text:span></text:p>
      <text:p text:style-name="P6">Emblème : <text:span text:style-name="T5">c'est un objet que l'on prend comme symbole pour représenter une ville, un pays...</text:span></text:p>
      <text:p text:style-name="P9"><text:span text:style-name="T3">Honore :</text:span><text:span text:style-name="T1"> vient du verbe </text:span><text:span text:style-name="T4">honorer</text:span><text:span text:style-name="T1"> : rendre hommage à une personne (hommage peut être un synonyme d'admiration)</text:span></text:p>
      <text:p text:style-name="P5"/>
      <text:list xml:id="list133716981083025" text:continue-numbering="true" text:style-name="L2">
        <text:list-item>
          <text:p text:style-name="P27">Place au jeu !</text:p>
        </text:list-item>
      </text:list>
      <text:list xml:id="list2541991790" text:style-name="L13">
        <text:list-item>
          <text:p text:style-name="P25">Une balade à Paris !</text:p>
        </text:list-item>
      </text:list>
      <text:p text:style-name="P5">Faites des équipes. Chaque groupe aura une feuille avec les différents monuments. À vous de retrouver leurs noms ! Soyez rapide et que la meilleure équipe gagne !</text:p>
      <text:p text:style-name="P5"/>
      <text:list xml:id="list133718154573177" text:continue-numbering="true" text:style-name="L13">
        <text:list-item>
          <text:p text:style-name="P25">Trouve les différents mots dans la grille !</text:p>
        </text:list-item>
      </text:list>
      <text:p text:style-name="P3">Monument / Musée / Panthéon / Tuileries / Eiffel / Notre Dame / Concorde / Élysée / Louvre / Avenue / Gare / Peinture</text:p>
      <text:p text:style-name="P4"/>
      <table:table table:name="Tableau1" table:style-name="Tableau1">
        <table:table-column table:style-name="Tableau1.A" table:number-columns-repeated="19"/>
        <table:table-column table:style-name="Tableau1.T"/>
        <table:table-row>
          <table:table-cell table:style-name="Tableau1.A1" office:value-type="string">
            <text:p text:style-name="P10">V</text:p>
          </table:table-cell>
          <table:table-cell table:style-name="Tableau1.A1" office:value-type="string">
            <text:p text:style-name="P10">S</text:p>
          </table:table-cell>
          <table:table-cell table:style-name="Tableau1.A1" office:value-type="string">
            <text:p text:style-name="P10">J</text:p>
          </table:table-cell>
          <table:table-cell table:style-name="Tableau1.A1" office:value-type="string">
            <text:p text:style-name="P10">E</text:p>
          </table:table-cell>
          <table:table-cell table:style-name="Tableau1.A1" office:value-type="string">
            <text:p text:style-name="P10">S</text:p>
          </table:table-cell>
          <table:table-cell table:style-name="Tableau1.A1" office:value-type="string">
            <text:p text:style-name="P10">Q</text:p>
          </table:table-cell>
          <table:table-cell table:style-name="Tableau1.A1" office:value-type="string">
            <text:p text:style-name="P10">Q</text:p>
          </table:table-cell>
          <table:table-cell table:style-name="Tableau1.A1" office:value-type="string">
            <text:p text:style-name="P10">U</text:p>
          </table:table-cell>
          <table:table-cell table:style-name="Tableau1.A1" office:value-type="string">
            <text:p text:style-name="P10">E</text:p>
          </table:table-cell>
          <table:table-cell table:style-name="Tableau1.A1" office:value-type="string">
            <text:p text:style-name="P10">Y</text:p>
          </table:table-cell>
          <table:table-cell table:style-name="Tableau1.A1" office:value-type="string">
            <text:p text:style-name="P10">N</text:p>
          </table:table-cell>
          <table:table-cell table:style-name="Tableau1.A1" office:value-type="string">
            <text:p text:style-name="P10">G</text:p>
          </table:table-cell>
          <table:table-cell table:style-name="Tableau1.A1" office:value-type="string">
            <text:p text:style-name="P10">S</text:p>
          </table:table-cell>
          <table:table-cell table:style-name="Tableau1.A1" office:value-type="string">
            <text:p text:style-name="P10">R</text:p>
          </table:table-cell>
          <table:table-cell table:style-name="Tableau1.A1" office:value-type="string">
            <text:p text:style-name="P10">N</text:p>
          </table:table-cell>
          <table:table-cell table:style-name="Tableau1.A1" office:value-type="string">
            <text:p text:style-name="P10">D</text:p>
          </table:table-cell>
          <table:table-cell table:style-name="Tableau1.A1" office:value-type="string">
            <text:p text:style-name="P10">H</text:p>
          </table:table-cell>
          <table:table-cell table:style-name="Tableau1.A1" office:value-type="string">
            <text:p text:style-name="P10">V</text:p>
          </table:table-cell>
          <table:table-cell table:style-name="Tableau1.A1" office:value-type="string">
            <text:p text:style-name="P10">H</text:p>
          </table:table-cell>
          <table:table-cell table:style-name="Tableau1.T1" office:value-type="string">
            <text:p text:style-name="P10">A</text:p>
          </table:table-cell>
        </table:table-row>
        <table:table-row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W</text:p>
          </table:table-cell>
          <table:table-cell table:style-name="Tableau1.T2" office:value-type="string">
            <text:p text:style-name="P10">B</text:p>
          </table:table-cell>
        </table:table-row>
        <table:table-row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T2" office:value-type="string">
            <text:p text:style-name="P10">N</text:p>
          </table:table-cell>
        </table:table-row>
        <table:table-row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L</text:p>
          </table:table-cell>
          <table:table-cell table:style-name="Tableau1.T2" office:value-type="string">
            <text:p text:style-name="P10">F</text:p>
          </table:table-cell>
        </table:table-row>
        <table:table-row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O</text:p>
          </table:table-cell>
          <table:table-cell table:style-name="Tableau1.T2" office:value-type="string">
            <text:p text:style-name="P10">Y</text:p>
          </table:table-cell>
        </table:table-row>
        <table:table-row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I</text:p>
          </table:table-cell>
          <table:table-cell table:style-name="Tableau1.T2" office:value-type="string">
            <text:p text:style-name="P10">T</text:p>
          </table:table-cell>
        </table:table-row>
        <table:table-row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N</text:p>
          </table:table-cell>
          <table:table-cell table:style-name="Tableau1.T2" office:value-type="string">
            <text:p text:style-name="P10">U</text:p>
          </table:table-cell>
        </table:table-row>
        <table:table-row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X</text:p>
          </table:table-cell>
          <table:table-cell table:style-name="Tableau1.T2" office:value-type="string">
            <text:p text:style-name="P10">I</text:p>
          </table:table-cell>
        </table:table-row>
        <table:table-row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U</text:p>
          </table:table-cell>
          <table:table-cell table:style-name="Tableau1.T2" office:value-type="string">
            <text:p text:style-name="P10">L</text:p>
          </table:table-cell>
        </table:table-row>
        <table:table-row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Z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C</text:p>
          </table:table-cell>
          <table:table-cell table:style-name="Tableau1.T2" office:value-type="string">
            <text:p text:style-name="P10">D</text:p>
          </table:table-cell>
        </table:table-row>
        <table:table-row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W</text:p>
          </table:table-cell>
          <table:table-cell table:style-name="Tableau1.T2" office:value-type="string">
            <text:p text:style-name="P10">K</text:p>
          </table:table-cell>
        </table:table-row>
        <table:table-row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L</text:p>
          </table:table-cell>
          <table:table-cell table:style-name="Tableau1.T2" office:value-type="string">
            <text:p text:style-name="P10">I</text:p>
          </table:table-cell>
        </table:table-row>
        <table:table-row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O</text:p>
          </table:table-cell>
          <table:table-cell table:style-name="Tableau1.T2" office:value-type="string">
            <text:p text:style-name="P10">V</text:p>
          </table:table-cell>
        </table:table-row>
        <table:table-row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U</text:p>
          </table:table-cell>
          <table:table-cell table:style-name="Tableau1.T2" office:value-type="string">
            <text:p text:style-name="P10">D</text:p>
          </table:table-cell>
        </table:table-row>
        <table:table-row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Z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V</text:p>
          </table:table-cell>
          <table:table-cell table:style-name="Tableau1.T2" office:value-type="string">
            <text:p text:style-name="P10">P</text:p>
          </table:table-cell>
        </table:table-row>
        <table:table-row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Z</text:p>
          </table:table-cell>
          <table:table-cell table:style-name="Tableau1.A2" office:value-type="string">
            <text:p text:style-name="P10">R</text:p>
          </table:table-cell>
          <table:table-cell table:style-name="Tableau1.T2" office:value-type="string">
            <text:p text:style-name="P10">B</text:p>
          </table:table-cell>
        </table:table-row>
        <table:table-row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B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U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L</text:p>
          </table:table-cell>
          <table:table-cell table:style-name="Tableau1.A2" office:value-type="string">
            <text:p text:style-name="P10">Y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E</text:p>
          </table:table-cell>
          <table:table-cell table:style-name="Tableau1.T2" office:value-type="string">
            <text:p text:style-name="P10">A</text:p>
          </table:table-cell>
        </table:table-row>
        <table:table-row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T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V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Y</text:p>
          </table:table-cell>
          <table:table-cell table:style-name="Tableau1.T2" office:value-type="string">
            <text:p text:style-name="P10">R</text:p>
          </table:table-cell>
        </table:table-row>
        <table:table-row>
          <table:table-cell table:style-name="Tableau1.A2" office:value-type="string">
            <text:p text:style-name="P10">K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10">W</text:p>
          </table:table-cell>
          <table:table-cell table:style-name="Tableau1.A2" office:value-type="string">
            <text:p text:style-name="P10">Z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1">O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1">D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O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Q</text:p>
          </table:table-cell>
          <table:table-cell table:style-name="Tableau1.A2" office:value-type="string">
            <text:p text:style-name="P10">U</text:p>
          </table:table-cell>
          <table:table-cell table:style-name="Tableau1.T2" office:value-type="string">
            <text:p text:style-name="P10">I</text:p>
          </table:table-cell>
        </table:table-row>
        <table:table-row>
          <table:table-cell table:style-name="Tableau1.A2" office:value-type="string">
            <text:p text:style-name="P10">M</text:p>
          </table:table-cell>
          <table:table-cell table:style-name="Tableau1.A2" office:value-type="string">
            <text:p text:style-name="P10">N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J</text:p>
          </table:table-cell>
          <table:table-cell table:style-name="Tableau1.A2" office:value-type="string">
            <text:p text:style-name="P10">G</text:p>
          </table:table-cell>
          <table:table-cell table:style-name="Tableau1.A2" office:value-type="string">
            <text:p text:style-name="P10">F</text:p>
          </table:table-cell>
          <table:table-cell table:style-name="Tableau1.A2" office:value-type="string">
            <text:p text:style-name="P10">D</text:p>
          </table:table-cell>
          <table:table-cell table:style-name="Tableau1.A2" office:value-type="string">
            <text:p text:style-name="P10">E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H</text:p>
          </table:table-cell>
          <table:table-cell table:style-name="Tableau1.A2" office:value-type="string">
            <text:p text:style-name="P10">P</text:p>
          </table:table-cell>
          <table:table-cell table:style-name="Tableau1.A2" office:value-type="string">
            <text:p text:style-name="P10">A</text:p>
          </table:table-cell>
          <table:table-cell table:style-name="Tableau1.A2" office:value-type="string">
            <text:p text:style-name="P10">R</text:p>
          </table:table-cell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10">S</text:p>
          </table:table-cell>
          <table:table-cell table:style-name="Tableau1.A2" office:value-type="string">
            <text:p text:style-name="P10">P</text:p>
          </table:table-cell>
          <table:table-cell table:style-name="Tableau1.T2" office:value-type="string">
            <text:p text:style-name="P10">M</text:p>
          </table:table-cell>
        </table:table-row>
      </table:table>
      <text:p text:style-name="P1"/>
      <text:p text:style-name="P1">Il y a deux mots en plus caché dans cette grille, trouve-les pour compléter la phrase !</text:p>
      <text:p text:style-name="P1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column table:style-name="Tableau2.C"/>
        <table:table-column table:style-name="Tableau2.A"/>
        <table:table-column table:style-name="Tableau2.C"/>
        <table:table-column table:style-name="Tableau2.A"/>
        <table:table-column table:style-name="Tableau2.C"/>
        <table:table-column table:style-name="Tableau2.A" table:number-columns-repeated="2"/>
        <table:table-column table:style-name="Tableau2.C"/>
        <table:table-column table:style-name="Tableau2.A"/>
        <table:table-column table:style-name="Tableau2.C"/>
        <table:table-column table:style-name="Tableau2.A"/>
        <table:table-column table:style-name="Tableau2.C"/>
        <table:table-column table:style-name="Tableau2.A"/>
        <table:table-column table:style-name="Tableau2.R"/>
        <table:table-row>
          <table:table-cell table:style-name="Tableau2.A1" office:value-type="string">
            <text:p text:style-name="P10">P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E1" office:value-type="string">
            <text:p text:style-name="P10"/>
          </table:table-cell>
          <table:table-cell table:style-name="Tableau2.F1" office:value-type="string">
            <text:p text:style-name="P10"/>
          </table:table-cell>
          <table:table-cell table:style-name="Tableau2.F1" office:value-type="string">
            <text:p text:style-name="P10">C '</text:p>
          </table:table-cell>
          <table:table-cell table:style-name="Tableau2.F1" office:value-type="string">
            <text:p text:style-name="P10">E</text:p>
          </table:table-cell>
          <table:table-cell table:style-name="Tableau2.F1" office:value-type="string">
            <text:p text:style-name="P10">S</text:p>
          </table:table-cell>
          <table:table-cell table:style-name="Tableau2.F1" office:value-type="string">
            <text:p text:style-name="P10">T</text:p>
          </table:table-cell>
          <table:table-cell table:style-name="Tableau2.F1" office:value-type="string">
            <text:p text:style-name="P10"/>
          </table:table-cell>
          <table:table-cell table:style-name="Tableau2.A1" office:value-type="string">
            <text:p text:style-name="P10">G</text:p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E1" office:value-type="string">
            <text:p text:style-name="P10"/>
          </table:table-cell>
          <table:table-cell table:style-name="Tableau2.F1" office:value-type="string">
            <text:p text:style-name="P10">!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udrey Deck</meta:initial-creator>
    <meta:creation-date>2018-11-11T14:47:20.49</meta:creation-date>
    <dc:date>2020-10-04T13:37:16.342000000</dc:date>
    <dc:creator>Audrey Deck</dc:creator>
    <meta:editing-duration>PT2H1M34S</meta:editing-duration>
    <meta:editing-cycles>7</meta:editing-cycles>
    <meta:generator>LibreOffice/6.3.2.2$Windows_X86_64 LibreOffice_project/98b30e735bda24bc04ab42594c85f7fd8be07b9c</meta:generator>
    <meta:printed-by>Audrey Deck</meta:printed-by>
    <meta:print-date>2018-12-30T17:54:20.60</meta:print-date>
    <meta:document-statistic meta:table-count="2" meta:image-count="0" meta:object-count="0" meta:page-count="2" meta:paragraph-count="447" meta:word-count="924" meta:character-count="3248" meta:non-whitespace-character-count="2662"/>
  </office:meta>
</office:document-meta>
</file>